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</text:span><text:span text:style-name="T1">linking</text:span></text:p>
            <text:p text:style-name="P1"><text:span text:style-name="T1">ESPnow </text:span><text:span text:style-name="T1">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</text:span><text:span text:style-name="T1">selection </text:span><text:span text:style-name="T1">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</text:span><text:span text:style-name="T1">mode</text:span></text:p>
            <text:p text:style-name="P1"><text:span text:style-name="T2">(the node </text:span><text:span text:style-name="T2">reports </text:span><text:span text:style-name="T2">the</text:span></text:p>
            <text:p text:style-name="P1"><text:span text:style-name="T2">data </text:span><text:span text:style-name="T2">which is </text:span><text:span text:style-name="T2">going</text:span></text:p>
            <text:p text:style-name="P1"><text:span text:style-name="T2">to be </text:span><text:span text:style-name="T2">processe</text:span><text:span text:style-name="T2">d by the</text:span></text:p>
            <text:p text:style-name="P1"><text:span text:style-name="T2">main </text:span><text:span text:style-name="T2">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</text:span><text:span text:style-name="T1">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</text:span><text:span text:style-name="T1">selection</text:span></text:p>
            <text:p text:style-name="P1"><text:span text:style-name="T2">(send </text:span><text:span text:style-name="T2">message</text:span><text:span text:style-name="T2">s to the</text:span></text:p>
            <text:p text:style-name="P1"><text:span text:style-name="T2">selected </text:span><text:span text:style-name="T2">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1 by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</text:span><text:span text:style-name="T3">without</text:span></text:p>
            <text:p text:style-name="P6"><text:span text:style-name="T3">any </text:span><text:span text:style-name="T3">link_msg</text:span></text:p>
            <text:p text:style-name="P6"><text:span text:style-name="T3">received </text:span><text:span text:style-name="T3">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</text:span><text:span text:style-name="T3">without</text:span></text:p>
            <text:p text:style-name="P6"><text:span text:style-name="T3">any </text:span><text:span text:style-name="T3">link_msg</text:span></text:p>
            <text:p text:style-name="P6"><text:span text:style-name="T3">received </text:span><text:span text:style-name="T3">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0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)</text:p>
          </draw:line>
          <draw:line draw:z-index="33" draw:style-name="gr13" draw:text-style-name="P4" svg:x1="14.96cm" svg:y1="1.807cm" svg:x2="19.435cm" svg:y2="2.236cm">
            <text:p text:style-name="P6">mode(1, mode, 1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)</text:p>
          </draw:line>
          <draw:line draw:z-index="39" draw:style-name="gr16" draw:text-style-name="P8" svg:x1="14.659cm" svg:y1="15.763cm" svg:x2="14.659cm" svg:y2="13.096cm">
            <text:p text:style-name="P6"><text:span text:style-name="T3">20 ms </text:span><text:span text:style-name="T3">without</text:span></text:p>
            <text:p text:style-name="P6"><text:span text:style-name="T3">any </text:span><text:span text:style-name="T3">mode_ms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40" draw:style-name="gr7" draw:text-style-name="P4" svg:x1="14.96cm" svg:y1="15.805cm" svg:x2="19.435cm" svg:y2="16.234cm">
            <text:p text:style-name="P6">mode(1, mode, 1)</text:p>
          </draw:line>
          <draw:line draw:z-index="41" draw:style-name="gr16" draw:text-style-name="P8" svg:x1="14.659cm" svg:y1="18.473cm" svg:x2="14.659cm" svg:y2="15.80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20 ms without</text:span></text:p>
            <text:p text:style-name="P6"><text:span text:style-name="T3">any </text:span><text:span text:style-name="T3">mode_msg</text:span></text:p>
            <text:p text:style-name="P6"><text:span text:style-name="T3">received from</text:span></text:p>
            <text:p text:style-name="P6"><text:span text:style-name="T3">secondary </text:span><text:span text:style-name="T3">node</text:span></text:p>
          </draw:line>
          <draw:line draw:z-index="43" draw:style-name="gr7" draw:text-style-name="P4" svg:x1="14.96cm" svg:y1="18.515cm" svg:x2="19.435cm" svg:y2="18.944cm">
            <text:p text:style-name="P6">mode(1, mode, 1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)</text:p>
          </draw:line>
          <draw:line draw:z-index="49" draw:style-name="gr14" draw:text-style-name="P4" svg:x1="14.959cm" svg:y1="26.191cm" svg:x2="19.453cm" svg:y2="25.739cm">
            <text:p text:style-name="P6">mode(1, mode, 0)</text:p>
          </draw:line>
          <draw:line draw:z-index="50" draw:style-name="gr16" draw:text-style-name="P8" svg:x1="14.659cm" svg:y1="27.052cm" svg:x2="14.659cm" svg:y2="24.385cm">
            <text:p text:style-name="P6"><text:span text:style-name="T3">20 ms </text:span><text:span text:style-name="T3">without</text:span></text:p>
            <text:p text:style-name="P6"><text:span text:style-name="T3">any </text:span><text:span text:style-name="T3">mode_ms</text:span><text:span text:style-name="T3">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51" draw:style-name="gr13" draw:text-style-name="P4" svg:x1="14.96cm" svg:y1="27.094cm" svg:x2="19.435cm" svg:y2="27.523cm">
            <text:p text:style-name="P6">mode(1, mode, 1)</text:p>
          </draw:line>
          <draw:line draw:z-index="52" draw:style-name="gr12" draw:text-style-name="P4" svg:x1="14.959cm" svg:y1="28.449cm" svg:x2="19.453cm" svg:y2="27.997cm">
            <text:p text:style-name="P6">mode(1, mode, 0)</text:p>
          </draw:line>
          <draw:line draw:z-index="53" draw:style-name="gr11" draw:text-style-name="P8" svg:x1="15.159cm" svg:y1="31.116cm" svg:x2="15.159cm" svg:y2="28.449cm">
            <text:p text:style-name="P6"><text:span text:style-name="T3">2</text:span><text:span text:style-name="T3"> </text:span><text:span text:style-name="T3">s</text:span><text:span text:style-name="T3">e</text:span><text:span text:style-name="T3">c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/text:p>
            <text:p text:style-name="P6"><text:span text:style-name="T3">a</text:span><text:span text:style-name="T3">n</text:span><text:span text:style-name="T3">y</text:span><text:span text:style-name="T3"> </text:span><text:span text:style-name="T3">m</text:span><text:span text:style-name="T3">s</text:span><text:span text:style-name="T3">g</text:span></text:p>
            <text:p text:style-name="P6"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/text:p>
            <text:p text:style-name="P6"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text:span text:style-name="T3"> </text:span><text:span text:style-name="T3">n</text:span><text:span text:style-name="T3">o</text:span><text:span text:style-name="T3">d</text:span><text:span text:style-name="T3">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1" draw:text-style-name="P8" svg:x1="15.157cm" svg:y1="35.157cm" svg:x2="15.159cm" svg:y2="32.458cm">
            <text:p text:style-name="P6"><text:span text:style-name="T3">2</text:span><text:span text:style-name="T3"> </text:span><text:span text:style-name="T3">s</text:span><text:span text:style-name="T3">e</text:span><text:span text:style-name="T3">c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/text:p>
            <text:p text:style-name="P6"><text:span text:style-name="T3">a</text:span><text:span text:style-name="T3">n</text:span><text:span text:style-name="T3">y</text:span><text:span text:style-name="T3"> </text:span><text:span text:style-name="T3">m</text:span><text:span text:style-name="T3">s</text:span><text:span text:style-name="T3">g</text:span></text:p>
            <text:p text:style-name="P6"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/text:p>
            <text:p text:style-name="P6"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text:span text:style-name="T3"> </text:span><text:span text:style-name="T3">n</text:span><text:span text:style-name="T3">o</text:span><text:span text:style-name="T3">d</text:span><text:span text:style-name="T3">e</text:span></text:p>
          </draw:line>
          <draw:line draw:z-index="56" draw:style-name="gr11" draw:text-style-name="P8" svg:x1="15.186cm" svg:y1="39.201cm" svg:x2="15.186cm" svg:y2="36.5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4.608cm" svg:y1="41.543cm" svg:x2="14.6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0)</text:p>
          </draw:line>
          <draw:line draw:z-index="59" draw:style-name="gr11" draw:text-style-name="P8" svg:x1="19.686cm" svg:y1="42.898cm" svg:x2="19.677cm" svg:y2="39.68cm">
            <text:p text:style-name="P6"><text:span text:style-name="T3">4.5 sec </text:span><text:span text:style-name="T3">without</text:span></text:p>
            <text:p text:style-name="P6"><text:span text:style-name="T3">any msg</text:span></text:p>
            <text:p text:style-name="P6"><text:span text:style-name="T3">received </text:span><text:span text:style-name="T3">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</text:span><text:span text:style-name="T3">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</text:span><text:span text:style-name="T3">without</text:span></text:p>
            <text:p text:style-name="P6"><text:span text:style-name="T3">any </text:span><text:span text:style-name="T3">link_msg</text:span></text:p>
            <text:p text:style-name="P6"><text:span text:style-name="T3">received </text:span><text:span text:style-name="T3">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0)</text:p>
          </draw:line>
          <draw:line draw:z-index="88" draw:style-name="gr13" draw:text-style-name="P4" svg:x1="14.96cm" svg:y1="39.286cm" svg:x2="19.435cm" svg:y2="39.715cm">
            <text:p text:style-name="P6">link(0, 1)</text:p>
          </draw:line>
          <draw:line draw:z-index="89" draw:style-name="gr14" draw:text-style-name="P4" svg:x1="14.959cm" svg:y1="40.64cm" svg:x2="19.453cm" svg:y2="40.188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0:42:58.368355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24T01:03:56.504799596</dc:date>
    <meta:editing-duration>P1DT8H52M21S</meta:editing-duration>
    <meta:editing-cycles>83</meta:editing-cycles>
    <meta:generator>LibreOffice/6.4.7.2$Linux_X86_64 LibreOffice_project/40$Build-2</meta:generator>
    <meta:document-statistic meta:table-count="3" meta:cell-count="183" meta:object-count="102"/>
  </office:meta>
</office:document-meta>
</file>